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10.00pt"/>
    </style:style>
    <text:list-style style:name="L3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3" style:family="paragraph">
      <style:paragraph-properties fo:line-height="100.00%" fo:text-align="left" fo:margin-left="36.00pt" fo:text-indent="0.00p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left="36.00pt" fo:text-indent="0.00p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left="36.00pt" fo:text-indent="0.00pt" fo:margin-bottom="10.00pt"/>
    </style:style>
    <style:style style:name="P8" style:family="paragraph">
      <style:paragraph-properties fo:line-height="100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bottom="10.00pt"/>
    </style:style>
    <text:list-style style:name="L10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10" style:family="paragraph">
      <style:paragraph-properties fo:line-height="100.00%" fo:text-align="left" fo:margin-left="36.00pt" fo:text-indent="0.00p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bottom="10.00pt"/>
    </style:style>
    <text:list-style style:name="L12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12" style:family="paragraph">
      <style:paragraph-properties fo:line-height="100.00%" fo:text-align="left" fo:margin-left="36.00pt" fo:text-indent="0.00pt" fo:margin-bottom="10.00pt"/>
    </style:style>
    <style:style style:name="P13" style:family="paragraph">
      <style:paragraph-properties fo:line-height="100.00%" fo:text-align="left" fo:margin-bottom="10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00.00%" fo:text-align="left" fo:margin-bottom="10.00pt"/>
    </style:style>
    <text:list-style style:name="L16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16" style:family="paragraph">
      <style:paragraph-properties fo:line-height="100.00%" fo:text-align="left" fo:margin-left="36.00pt" fo:text-indent="0.00pt" fo:margin-bottom="10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bottom="10.00pt"/>
    </style:style>
    <text:list-style style:name="L18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18" style:family="paragraph">
      <style:paragraph-properties fo:line-height="100.00%" fo:text-align="left" fo:margin-left="36.00pt" fo:text-indent="0.00pt" fo:margin-bottom="10.00pt"/>
    </style:style>
    <style:style style:name="P19" style:family="paragraph">
      <style:paragraph-properties fo:line-height="100.00%" fo:text-align="left" fo:margin-bottom="10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1. Test-Driven Development (TDD)</text:span><text:span text:style-name="T2"/></text:p>
      <text:list text:style-name="L2">
        <text:list-item>
          <text:p text:style-name="P2"><text:span text:style-name="T3">Focus:<text:s/></text:span><text:span text:style-name="T4">TDD is a software development approach where tests are written before the code itself. This ensures that the code is designed to meet specific requirements and functionalities from the outset. It follows a cycle of red-green-refactor:</text:span></text:p>
        </text:list-item>
      </text:list>
      <text:list text:style-name="L3">
        <text:list-item>
          <text:p text:style-name="P3"><text:span text:style-name="T5">Red:<text:s/></text:span><text:span text:style-name="T6">Write a failing test that exposes the missing functionality.</text:span></text:p>
        </text:list-item>
        <text:list-item>
          <text:p text:style-name="P3"><text:span text:style-name="T7">Green:<text:s/></text:span><text:span text:style-name="T8">Write the minimal amount of code to make the test pass.</text:span></text:p>
        </text:list-item>
        <text:list-item>
          <text:p text:style-name="P3"><text:span text:style-name="T9">Refactor:<text:s/></text:span><text:span text:style-name="T10">Improve the code structure and design without affecting functionality, keeping the tests green.</text:span></text:p>
        </text:list-item>
      </text:list>
      <text:list text:style-name="L4">
        <text:list-item>
          <text:p text:style-name="P4"><text:span text:style-name="T11">Benefits:</text:span><text:span text:style-name="T12"/></text:p>
        </text:list-item>
        <text:list-item>
          <text:p text:style-name="P5"><text:span text:style-name="T13">Clean code:<text:s/></text:span><text:span text:style-name="T14">By focusing on writing tests first, TDD promotes the creation of well-structured, easy-to-understand code.</text:span></text:p>
        </text:list-item>
        <text:list-item>
          <text:p text:style-name="P5"><text:span text:style-name="T15">Fewer bugs:<text:s/></text:span><text:span text:style-name="T16">The emphasis on testing throughout the development process helps to identify and fix bugs early on.</text:span></text:p>
        </text:list-item>
        <text:list-item>
          <text:p text:style-name="P5"><text:span text:style-name="T17">Faster refactoring:<text:s/></text:span><text:span text:style-name="T18">Well-tested code is easier to refactor and modify later in the development cycle.</text:span></text:p>
        </text:list-item>
        <text:list-item>
          <text:p text:style-name="P6"><text:span text:style-name="T19">Suitability:<text:s/></text:span><text:span text:style-name="T20">TDD is well-suited for projects with:</text:span></text:p>
        </text:list-item>
        <text:list-item>
          <text:p text:style-name="P7"><text:span text:style-name="T21">Small, well-defined features:<text:s/></text:span><text:span text:style-name="T22">As the focus is on unit-level testing, TDD works best when the functionalities are clear and manageable.</text:span></text:p>
        </text:list-item>
        <text:list-item>
          <text:p text:style-name="P7"><text:span text:style-name="T23">Experienced developers:<text:s/></text:span><text:span text:style-name="T24">TDD requires a good understanding of testing frameworks and writing effective tests.</text:span></text:p>
        </text:list-item>
      </text:list>
      <text:p text:style-name="P8"><text:span text:style-name="T25">2. Behavior-Driven Development (BDD)</text:span></text:p>
      <text:list text:style-name="L9">
        <text:list-item>
          <text:p text:style-name="P9"><text:span text:style-name="T25">Focus:<text:s/></text:span><text:span text:style-name="T26">BDD is a collaborative software development process that emphasizes communication and shared understanding between developers, testers, and stakeholders. It uses a shared language, often Gherkin syntax, to define user stories and acceptance criteria in a clear and concise way.</text:span></text:p>
        </text:list-item>
        <text:list-item>
          <text:p text:style-name="P9"><text:span text:style-name="T27">Benefits:</text:span><text:span text:style-name="T28"/></text:p>
        </text:list-item>
      </text:list>
      <text:list text:style-name="L10">
        <text:list-item>
          <text:p text:style-name="P10"><text:span text:style-name="T29">Clear communication:<text:s/></text:span><text:span text:style-name="T30">BDD promotes better communication between technical and non-technical teams by focusing on user behavior.</text:span></text:p>
        </text:list-item>
        <text:list-item>
          <text:p text:style-name="P10"><text:span text:style-name="T31">Shared understanding:<text:s/></text:span><text:span text:style-name="T32">Everyone involved in the project has a clear understanding of what the software should do.</text:span></text:p>
        </text:list-item>
        <text:list-item>
          <text:p text:style-name="P10"><text:span text:style-name="T33">Better product fit:<text:s/></text:span><text:span text:style-name="T34">By focusing on user stories, BDD helps to ensure that the final product meets the needs of its users.</text:span></text:p>
        </text:list-item>
      </text:list>
      <text:list text:style-name="L11">
        <text:list-item>
          <text:p text:style-name="P11"><text:span text:style-name="T35">Suitability:<text:s/></text:span><text:span text:style-name="T36">BDD is a good choice for projects with:</text:span></text:p>
        </text:list-item>
      </text:list>
      <text:list text:style-name="L12">
        <text:list-item>
          <text:p text:style-name="P12"><text:span text:style-name="T37">Complex projects with diverse stakeholders:<text:s/></text:span><text:span text:style-name="T38">BDD's focus on clear communication makes it ideal for projects with a variety of stakeholders with different technical backgrounds.</text:span></text:p>
        </text:list-item>
        <text:list-item>
          <text:p text:style-name="P12"><text:span text:style-name="T39">Agile teams:<text:s/></text:span><text:span text:style-name="T40">BDD aligns well with agile development methodologies that emphasize collaboration and iterative development.</text:span></text:p>
        </text:list-item>
      </text:list>
      <text:p text:style-name="P13"><text:span text:style-name="T41">3. Feature-Driven Development (FDD)</text:span><text:span text:style-name="T42"/></text:p>
      <text:list text:style-name="L14">
        <text:list-item>
          <text:p text:style-name="P14"><text:span text:style-name="T43">Focus:<text:s/></text:span><text:span text:style-name="T44">FDD is an iterative development methodology that emphasizes breaking down features into small, manageable pieces. It involves a collaborative process where developers, customers, and other stakeholders work together to define features, create plans, and develop the software.</text:span></text:p>
        </text:list-item>
        <text:list-item>
          <text:p text:style-name="P15"><text:span text:style-name="T45">Benefits:</text:span></text:p>
        </text:list-item>
      </text:list>
      <text:list text:style-name="L16">
        <text:list-item>
          <text:p text:style-name="P16"><text:span text:style-name="T45">Efficient feature delivery:<text:s/></text:span><text:span text:style-name="T46">FDD's iterative approach helps to ensure that features are delivered efficiently and meet stakeholder expectations.</text:span></text:p>
        </text:list-item>
        <text:list-item>
          <text:p text:style-name="P16"><text:span text:style-name="T47">Improved project predictability:<text:s/></text:span><text:span text:style-name="T48">By breaking down features into small chunks, FDD makes it easier to estimate timelines and track progress.</text:span></text:p>
        </text:list-item>
      </text:list>
      <text:list text:style-name="L17">
        <text:list-item>
          <text:p text:style-name="P17"><text:span text:style-name="T49">Suitability:<text:s text:c="2"/></text:span><text:span text:style-name="T50">FDD is a good fit for projects with:</text:span></text:p>
        </text:list-item>
      </text:list>
      <text:list text:style-name="L18">
        <text:list-item>
          <text:p text:style-name="P18"><text:span text:style-name="T51">Large-scale projects:<text:s/></text:span><text:span text:style-name="T52">FDD's structured approach to feature breakdown is helpful for managing complex projects.</text:span></text:p>
        </text:list-item>
        <text:list-item>
          <text:p text:style-name="P18"><text:span text:style-name="T53">Emphasis on stakeholder involvement:<text:s/></text:span><text:span text:style-name="T54">FDD actively involves stakeholders throughout the development process, ensuring alignment with their needs.</text:span></text:p>
        </text:list-item>
      </text:list>
      <text:p text:style-name="P19"><text:span text:style-name="T55">Choosing the Right Methodology</text:span><text:span text:style-name="T56"/></text:p>
      <text:p text:style-name="P19"><text:span text:style-name="T56">The best development methodology for your project will depend on a number of factors, including:</text:span></text:p>
      <text:list text:style-name="L20">
        <text:list-item>
          <text:p text:style-name="P20"><text:span text:style-name="T57">Project size and complexity</text:span></text:p>
        </text:list-item>
        <text:list-item>
          <text:p text:style-name="P20"><text:span text:style-name="T57">Team experience and skillset</text:span></text:p>
        </text:list-item>
        <text:list-item>
          <text:p text:style-name="P20"><text:span text:style-name="T57">Importance of communication and stakeholder involvement</text:span></text:p>
        </text:list-item>
      </text:list>
      <text:p text:style-name="P21"><text:span text:style-name="T58">Some projects may benefit from a combination of these methodologies. For example, you could use TDD for unit testing alongside BDD for user story develop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